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.sequence( Pattern pattern1 , Pattern pattern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.match( Path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.name(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.match( Contex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Pattern.match( Contex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xt.isExhau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Patter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xt.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Pattern.match( Context in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lectPattern.match( Contex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Pattern.RepeatPattern(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Pattern.match( Context inp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thPatter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eatPatter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.repeat( Pattern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.selection( Pattern pattern1 , Pattern pattern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Pattern.match( Context inp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gexPattern.RegexPattern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matchTo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.nam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Pattern.SelectPattern( Pattern pattern1 , Pattern patter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Patter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.match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Remain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quencePattern.SequencePattern( Pattern pattern1 , Pattern patter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Pattern.has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Context( Context context , int pos , boolean match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Pattern.PathPattern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.repeat( Pattern pattern , int min , int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.getMatchRes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.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ttern.NamePattern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atter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exPattern.matches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.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ttern.matche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Patter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Pattern.RepeatPattern( Pattern pattern , int min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.Context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.path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.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